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5e06c" officeooo:paragraph-rsid="0005e06c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a04fb" officeooo:paragraph-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0a04fb" officeooo:paragraph-rsid="000a04fb" style:font-size-asian="10pt" style:font-style-asian="normal" style:font-weight-asian="bold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05e06c" style:font-size-asian="10pt" style:font-style-asian="normal" style:font-weight-asian="bold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5e06c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84f2f" officeooo:paragraph-rsid="00084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6589" officeooo:paragraph-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a04fb" officeooo:paragraph-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aba01" officeooo:paragraph-rsid="000ab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cb6bf" officeooo:paragraph-rsid="000cb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005e06c"/>
    </style:style>
    <style:style style:name="P14" style:family="paragraph" style:parent-style-name="Text_20_body">
      <style:text-properties officeooo:rsid="0010dba6" officeooo:paragraph-rsid="0010dba6"/>
    </style:style>
    <style:style style:name="P15" style:family="paragraph" style:parent-style-name="Text_20_body">
      <style:text-properties officeooo:rsid="0012cff3" officeooo:paragraph-rsid="0012cff3"/>
    </style:style>
    <style:style style:name="P16" style:family="paragraph" style:parent-style-name="Text_20_body">
      <style:text-properties officeooo:paragraph-rsid="0012cff3"/>
    </style:style>
    <style:style style:name="P17" style:family="paragraph" style:parent-style-name="Text_20_body">
      <style:text-properties officeooo:rsid="00146b70" officeooo:paragraph-rsid="00146b70"/>
    </style:style>
    <style:style style:name="T1" style:family="text">
      <style:text-properties officeooo:rsid="0005e06c"/>
    </style:style>
    <style:style style:name="T2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cb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d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f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05e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070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officeooo:rsid="00094a55"/>
    </style:style>
    <style:style style:name="T12" style:family="text">
      <style:text-properties officeooo:rsid="000aba01"/>
    </style:style>
    <style:style style:name="T13" style:family="text">
      <style:text-properties officeooo:rsid="000b4827"/>
    </style:style>
    <style:style style:name="T14" style:family="text">
      <style:text-properties style:font-name="Liberation Sans1" fo:font-size="28pt" fo:font-weight="bold" officeooo:rsid="000cb6bf" style:font-name-asian="Noto Sans CJK SC" style:font-size-asian="28pt" style:font-weight-asian="bold" style:font-name-complex="Lohit Devanagari" style:font-size-complex="28pt" style:font-weight-complex="bold"/>
    </style:style>
    <style:style style:name="T15" style:family="text">
      <style:text-properties officeooo:rsid="0010dba6"/>
    </style:style>
    <style:style style:name="T16" style:family="text">
      <style:text-properties officeooo:rsid="0012cff3"/>
    </style:style>
    <style:style style:name="T17" style:family="text">
      <style:text-properties officeooo:rsid="00135a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3">V </text:span><text:span text:style-name="T15">0</text:span><text:span text:style-name="T14">3</text:span><text:span text:style-name="T13"> </text:span>Bill of Materials</text:p>
      <text:p text:style-name="P1"/>
      <text:p text:style-name="Subtitle">Open-source USB-A magnetic breakaway connector used in the BusKill laptop kill cord</text:p>
      <text:p text:style-name="P14">This BOM is in progress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omponent</text:p>
          </table:table-cell>
          <table:table-cell table:style-name="Table1.B1" office:value-type="string">
            <text:p text:style-name="P7"><text:span text:style-name="T9">Base Q</text:span><text:span text:style-name="T10">TY</text:span></text:p>
          </table:table-cell>
          <table:table-cell table:style-name="Table1.A1" office:value-type="string">
            <text:p text:style-name="P6">Link (if applicable)</text:p>
          </table:table-cell>
        </table:table-row>
        <table:table-row table:style-name="Table1.1">
          <table:table-cell table:style-name="Table1.A2" office:value-type="string">
            <text:p text:style-name="P6">USB male</text:p>
          </table:table-cell>
          <table:table-cell table:style-name="Table1.B2" office:value-type="float" office:value="1">
            <text:p text:style-name="P6">1</text:p>
          </table:table-cell>
          <table:table-cell table:style-name="Table1.A2" office:value-type="string">
            <text:p text:style-name="P9">https://amzn.to/43tGNuv</text:p>
          </table:table-cell>
        </table:table-row>
        <table:table-row table:style-name="Table1.1">
          <table:table-cell table:style-name="Table1.A7" office:value-type="string">
            <text:p text:style-name="P6">USB female <text:span text:style-name="T11">(10 mm)</text:span></text:p>
          </table:table-cell>
          <table:table-cell table:style-name="Table1.B3" office:value-type="float" office:value="1">
            <text:p text:style-name="P6">1</text:p>
          </table:table-cell>
          <table:table-cell table:style-name="Table1.C3" office:value-type="string">
            <text:p text:style-name="P9">https://amzn.to/43tGNuv</text:p>
          </table:table-cell>
        </table:table-row>
        <table:table-row table:style-name="Table1.1">
          <table:table-cell table:style-name="Table1.A2" office:value-type="string">
            <text:p text:style-name="P11">Pogo receptors</text:p>
          </table:table-cell>
          <table:table-cell table:style-name="Table1.B2" office:value-type="float" office:value="4">
            <text:p text:style-name="P6">4</text:p>
          </table:table-cell>
          <table:table-cell table:style-name="Table1.A2" office:value-type="string">
            <text:p text:style-name="P10">https://www.alibaba.com/product-detail/Circular-SMD-Contact-Pad-3-0_62437659039.html?spm=a2700.9114905.0.0.IC0LYF</text:p>
          </table:table-cell>
        </table:table-row>
        <table:table-row table:style-name="Table1.1">
          <table:table-cell table:style-name="Table1.A7" office:value-type="string">
            <text:p text:style-name="P7"><text:span text:style-name="T3">Pogo pins<text:line-break/></text:span><text:span text:style-name="T4">Working height:</text:span> </text:p>
          </table:table-cell>
          <table:table-cell table:style-name="Table1.B3" office:value-type="float" office:value="4">
            <text:p text:style-name="P11">4</text:p>
          </table:table-cell>
          <table:table-cell table:style-name="Table1.C5" office:value-type="string">
            <text:p text:style-name="P4">https://www.digikey.com/en/products/detail/mill-max-manufacturing-corp/7973-0-15-20-77-14-11-0/10197225?s=N4IgTCBcDaKHAEBRAIgRhQVgBwHYC0A5JOEAXQF8g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<text:span text:style-name="T1">3</text:span>D printed <text:s/><text:span text:style-name="T12">release </text:span></text:p>
          </table:table-cell>
          <table:table-cell table:style-name="Table1.B2" office:value-type="float" office:value="1">
            <text:p text:style-name="P11">1</text:p>
          </table:table-cell>
          <table:table-cell table:style-name="Table1.A2" office:value-type="string">
            <text:p text:style-name="P13"><text:span text:style-name="T5">Goldfishlaser Version/CAD Files/intermediary design files/</text:span><text:span text:style-name="T6">usbamagb_v</text:span><text:span text:style-name="T7">03</text:span><text:span text:style-name="T6">.s</text:span><text:span text:style-name="T8">cad</text:span></text:p>
          </table:table-cell>
        </table:table-row>
        <table:table-row table:style-name="Table1.1">
          <table:table-cell table:style-name="Table1.A7" office:value-type="string">
            <text:p text:style-name="P11">3D printed breakaway</text:p>
          </table:table-cell>
          <table:table-cell table:style-name="Table1.B3" office:value-type="float" office:value="1">
            <text:p text:style-name="P11">1</text:p>
          </table:table-cell>
          <table:table-cell table:style-name="Table1.C7" office:value-type="string">
            <text:p text:style-name="P13"><text:span text:style-name="T2">Goldfishlaser Version/CAD Files/intermediary design files/</text:span><text:span text:style-name="T6">usbamagb_v</text:span><text:span text:style-name="T7">03</text:span><text:span text:style-name="T6">.s</text:span><text:span text:style-name="T8">cad</text:span></text:p>
          </table:table-cell>
        </table:table-row>
        <table:table-row table:style-name="Table1.1">
          <table:table-cell table:style-name="Table1.A8" office:value-type="string">
            <text:p text:style-name="P12">1/8” Cube Magnets</text:p>
          </table:table-cell>
          <table:table-cell table:style-name="Table1.B8" office:value-type="float" office:value="8">
            <text:p text:style-name="P11">8</text:p>
          </table:table-cell>
          <table:table-cell table:style-name="Table1.C8" office:value-type="string">
            <text:p text:style-name="P5">https://www.kjmagnetics.com/proddetail.asp?prod=B222</text:p>
            <text:p text:style-name="P2"/>
          </table:table-cell>
        </table:table-row>
      </table:table>
      <text:p text:style-name="Text_20_body"/>
      <text:p text:style-name="P15">Estimated Cost Per Unit (without bulk price discounts)</text:p>
      <text:p text:style-name="P15">USB Male = .14</text:p>
      <text:p text:style-name="P15">USB female = .14</text:p>
      <text:p text:style-name="P16">4 x pogo receptors = 4 x .<text:span text:style-name="T17">10</text:span></text:p>
      <text:p text:style-name="P15">4 x pogo pins = 4 x 1.17</text:p>
      <text:p text:style-name="P15">Plastic = <text:span text:style-name="T17">13.76g / 4.61 meters = $8.76 </text:span></text:p>
      <text:p text:style-name="P15">8 x magnets = 8 x .18</text:p>
      <text:p text:style-name="P15">USB Extension cord = $8</text:p>
      <text:p text:style-name="P15">USB = <text:span text:style-name="T17">$10</text:span></text:p>
      <text:p text:style-name="P16"><text:span text:style-name="T16">caribiner = </text:span><text:span text:style-name="T17">$.80</text:span></text:p>
      <text:p text:style-name="P15">Total = <text:span text:style-name="T17">24.36</text:span></text:p>
      <text:p text:style-name="P17">Just the case = $15.5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3:12:05.994943728</meta:creation-date>
    <dc:date>2023-12-31T13:45:34.987554107</dc:date>
    <meta:editing-duration>PT29M39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1" meta:paragraph-count="39" meta:word-count="137" meta:character-count="1082" meta:non-whitespace-character-count="980"/>
  </office:meta>
</office:document-meta>
</file>